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paragraph-properties fo:break-before="column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background-color="transparent" text:dont-balance-text-columns="false" style:editable="false">
        <style:columns fo:column-count="1" fo:column-gap="0in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eading 1</text:h>
      <text:h text:style-name="Heading_20_2" text:outline-level="2">Heading 2</text:h>
      <text:h text:style-name="Heading_20_3" text:outline-level="3">Heading 3</text:h>
      <text:p text:style-name="Text_20_body">Text body</text:p>
      <text:p text:style-name="Text_20_body">Paragraph with an inserted script: <text:script script:language="JavaScript">Text of the script in any language.</text:script> and text after.</text:p>
      <text:p text:style-name="Text_20_body">Non-breaking space= , non-breaking hyphen=‑, optional hyphen=­.</text:p>
      <text:p text:style-name="Text_20_body">Before page break</text:p>
      <text:p text:style-name="P1">After page break</text:p>
      <text:p text:style-name="Text_20_body">Before line break<text:line-break/>After line break.</text:p>
      <text:p text:style-name="Text_20_body">Before column break</text:p>
      <text:p text:style-name="P2">After column break.</text:p>
      <text:section text:style-name="Sect1" text:name="New Section Title" text:protected="true" text:protection-key="rcnTV/z9B7kjN1E9imNCJIzhMIw=">
        <text:p text:style-name="Text_20_body"/>
      </text:section>
      <text:p text:style-name="Text_20_body">Section that is password-protected.</text:p>
      <text:section text:style-name="Sect1" text:name="Section 2 Title" text:protected="true">
        <text:p text:style-name="Text_20_body"/>
      </text:section>
      <text:p text:style-name="Text_20_body">Section that is just protected.</text:p>
      <text:section text:style-name="Sect2" text:name="New Normal section">
        <text:p text:style-name="Text_20_body"/>
      </text:section>
      <text:p text:style-name="Text_20_body">Section with normal text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Yves Savourel</meta:initial-creator>
    <meta:creation-date>2008-10-15T05:31:07.48</meta:creation-date>
    <meta:generator>OpenOffice.org/3.0$Win32 OpenOffice.org_project/300m9$Build-9358</meta:generator>
    <dc:date>2008-10-15T05:42:42.60</dc:date>
    <dc:creator>Yves Savourel</dc:creator>
    <meta:editing-duration>PT00H12M18S</meta:editing-duration>
    <meta:editing-cycles>4</meta:editing-cycles>
    <meta:document-statistic meta:table-count="0" meta:image-count="0" meta:object-count="0" meta:page-count="2" meta:paragraph-count="14" meta:word-count="54" meta:character-count="348"/>
  </office:meta>
</office:document-meta>
</file>